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1" style:family="text">
      <style:text-properties officeooo:rsid="0009314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text:span text:style-name="T1">Complément commandes vocales</text:span><text:line-break/>CamSE -&gt; modeCam-&gt; permettre le choix des différents modes</text:p>
      <text:p text:style-name="Text_20_body">CfgS -&gt; typeReseau-&gt; permettre de choisir un réseau </text:p>
      <text:p text:style-name="Text_20_body">CfgS -&gt; reset -&gt; permettre un reset -&gt; TTS : réinitialisation de l'appli.</text:p>
      <text:p text:style-name="Text_20_body">Ctrl_L -&gt; act -&gt; module activé ou non </text:p>
      <text:p text:style-name="Text_20_body">Gyro -&gt; modeGyro -&gt; permettre de choisir entre les modes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3-31T08:30:44.769324000</meta:creation-date>
    <dc:date>2026-03-31T19:06:18.538683400</dc:date>
    <meta:editing-duration>PT10H35M34S</meta:editing-duration>
    <meta:editing-cycles>1</meta:editing-cycles>
    <meta:document-statistic meta:table-count="0" meta:image-count="0" meta:object-count="0" meta:page-count="1" meta:paragraph-count="5" meta:word-count="51" meta:character-count="306" meta:non-whitespace-character-count="258"/>
    <meta:generator>LibreOffice/26.2.0.3$Windows_X86_64 LibreOffice_project/620$Build-3</meta:generator>
  </office:meta>
</office:document-meta>
</file>